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>
            <text:p>V. Neumann</text:p>
          </table:table-cell>
          <table:table-cell office:value-type="string">
            <text:p>MT</text:p>
          </table:table-cell>
          <table:table-cell office:value-type="string">
            <text:p>AES</text:p>
          </table:table-cell>
          <table:table-cell office:value-type="string">
            <text:p>Rand fort</text:p>
          </table:table-cell>
          <table:table-cell office:value-type="string">
            <text:p>Rand Faibl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24133">
            <text:p>0,024133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3544">
            <text:p>0,723544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23544">
            <text:p>0,723544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6327">
            <text:p>0,006327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6327">
            <text:p>0,006327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06327">
            <text:p>0,006327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299">
            <text:p>0,09729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299">
            <text:p>0,09729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299">
            <text:p>0,09729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97299">
            <text:p>0,09729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305">
            <text:p>0,25030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50305">
            <text:p>0,25030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0363">
            <text:p>0,160363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160363">
            <text:p>0,160363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445">
            <text:p>0,47244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445">
            <text:p>0,47244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445">
            <text:p>0,47244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445">
            <text:p>0,47244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72445">
            <text:p>0,472445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98839">
            <text:p>0,69883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98839">
            <text:p>0,698839</text:p>
          </table:table-cell>
          <table:table-cell office:value-type="float" office:value="1">
            <text:p>1</text:p>
          </table:table-cell>
          <table:table-cell office:value-type="float" office:value="0.434431">
            <text:p>0,434431</text:p>
          </table:table-cell>
          <table:table-cell office:value-type="float" office:value="0.364569">
            <text:p>0,364569</text:p>
          </table:table-cell>
          <table:table-cell/>
        </table:table-row>
        <table:table-row table:style-name="ro1">
          <table:table-cell table:formula="of:=AVERAGE([.A2:.A22])" office:value-type="float" office:value="0">
            <text:p>0</text:p>
          </table:table-cell>
          <table:table-cell table:formula="of:=AVERAGE([.B2:.B22])" office:value-type="float" office:value="0.307649380952381">
            <text:p>0,307649381</text:p>
          </table:table-cell>
          <table:table-cell table:formula="of:=AVERAGE([.C2:.C22])" office:value-type="float" office:value="1">
            <text:p>1</text:p>
          </table:table-cell>
          <table:table-cell table:formula="of:=AVERAGE([.D2:.D22])" office:value-type="float" office:value="0.434431">
            <text:p>0,434431</text:p>
          </table:table-cell>
          <table:table-cell table:formula="of:=AVERAGE([.E2:.E22])" office:value-type="float" office:value="0.364569">
            <text:p>0,364569</text:p>
          </table:table-cell>
          <table:table-cell office:value-type="string">
            <text:p>Moyenne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4/03/2013</text:date>, <text:time>18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4T17:56:06.59</meta:creation-date>
    <dc:date>2013-03-04T18:01:34.08</dc:date>
    <meta:editing-duration>PT5M29S</meta:editing-duration>
    <meta:editing-cycles>1</meta:editing-cycles>
    <meta:document-statistic meta:table-count="3" meta:cell-count="116" meta:object-count="0"/>
    <meta:generator>LibreOffice/3.4$Win32 LibreOffice_project/340m1$Build-302</meta:generator>
  </office:meta>
</office:document-meta>
</file>